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9900" draw:textarea-horizontal-align="justify" draw:textarea-vertical-align="middle" draw:auto-grow-height="false" draw:shadow="visible" draw:shadow-offset-x="0.203cm" draw:shadow-offset-y="0.203cm" draw:shadow-opacity="10%"/>
    </style:style>
    <style:style style:name="gr2" style:family="graphic" style:parent-style-name="standard">
      <style:graphic-properties svg:stroke-color="#000000" draw:fill="solid" draw:fill-color="#99ff99" draw:textarea-horizontal-align="justify" draw:textarea-vertical-align="middle" draw:auto-grow-height="false" draw:shadow="visible" draw:shadow-offset-x="0.203cm" draw:shadow-offset-y="0.203cm" draw:shadow-opacity="10%"/>
    </style:style>
    <style:style style:name="gr3" style:family="graphic" style:parent-style-name="standard">
      <style:graphic-properties svg:stroke-color="#000000" draw:fill="gradient" draw:fill-gradient-name="Tango_20_Yellow" draw:textarea-horizontal-align="justify" draw:textarea-vertical-align="middle" draw:auto-grow-height="false" draw:shadow="visible" draw:shadow-offset-x="0.203cm" draw:shadow-offset-y="0.203cm" draw:shadow-opacity="10%"/>
    </style:style>
    <style:style style:name="gr4" style:family="graphic" style:parent-style-name="standard">
      <style:graphic-properties svg:stroke-color="#000000" draw:fill="solid" draw:fill-color="#ccff66" draw:textarea-horizontal-align="justify" draw:textarea-vertical-align="middle" draw:auto-grow-height="false" draw:shadow="visible" draw:shadow-offset-x="0.203cm" draw:shadow-offset-y="0.203cm" draw:shadow-opacity="10%"/>
    </style:style>
    <style:style style:name="gr5" style:family="graphic" style:parent-style-name="standard">
      <style:graphic-properties svg:stroke-color="#000000" draw:fill="solid" draw:fill-color="#99ff99" draw:textarea-horizontal-align="justify" draw:textarea-vertical-align="middle" draw:auto-grow-height="false" fo:min-height="0cm" fo:min-width="0cm" draw:shadow="visible" draw:shadow-offset-x="0.203cm" draw:shadow-offset-y="0.203cm" draw:shadow-opacity="10%"/>
    </style:style>
    <style:style style:name="gr6" style:family="graphic" style:parent-style-name="standard">
      <style:graphic-properties svg:stroke-color="#000000" draw:fill="solid" draw:fill-color="#99ff99" draw:textarea-vertical-align="middle" draw:auto-grow-height="false" draw:shadow="visible" draw:shadow-offset-x="0.203cm" draw:shadow-offset-y="0.203cm" draw:shadow-opacity="10%"/>
    </style:style>
    <style:style style:name="gr7" style:family="graphic" style:parent-style-name="standard">
      <style:graphic-properties svg:stroke-color="#000000" draw:fill="gradient" draw:fill-gradient-name="Gradient_20_2" draw:textarea-horizontal-align="justify" draw:textarea-vertical-align="middle" draw:auto-grow-height="false" fo:min-height="0cm" fo:min-width="0cm" draw:shadow="visible" draw:shadow-offset-x="0.203cm" draw:shadow-offset-y="0.203cm" draw:shadow-opacity="10%"/>
    </style:style>
    <style:style style:name="gr8" style:family="graphic" style:parent-style-name="standard">
      <style:graphic-properties svg:stroke-color="#000000" draw:fill="gradient" draw:fill-gradient-name="Gradient_20_2" draw:textarea-horizontal-align="justify" draw:textarea-vertical-align="middle" draw:auto-grow-height="false" fo:min-height="0cm" fo:min-width="0cm" fo:wrap-option="no-wrap" draw:shadow="visible" draw:shadow-offset-x="0.203cm" draw:shadow-offset-y="0.203cm" draw:shadow-opacity="10%"/>
    </style:style>
    <style:style style:name="gr9" style:family="graphic" style:parent-style-name="standard">
      <style:graphic-properties svg:stroke-color="#000000" draw:fill="solid" draw:fill-color="#eaffd6" draw:textarea-horizontal-align="justify" draw:textarea-vertical-align="middle" draw:auto-grow-height="false" draw:shadow="visible" draw:shadow-offset-x="0.203cm" draw:shadow-offset-y="0.203cm" draw:shadow-opacity="10%"/>
    </style:style>
    <style:style style:name="gr10" style:family="graphic" style:parent-style-name="standard">
      <style:graphic-properties draw:stroke="none" svg:stroke-color="#000000" draw:fill="none" draw:fill-color="#eeeeee" draw:textarea-horizontal-align="left" draw:auto-grow-height="true" draw:auto-grow-width="true" fo:min-height="0cm" fo:min-width="0cm"/>
    </style:style>
    <style:style style:name="gr11" style:family="graphic" style:parent-style-name="standard">
      <style:graphic-properties draw:stroke="none" svg:stroke-width="0cm" svg:stroke-color="#ff950e" draw:marker-start-width="0.352cm" draw:marker-end="Arrow" draw:marker-end-width="0.452cm" draw:fill="solid" draw:fill-color="#ff950e" draw:opacity="100%" draw:textarea-horizontal-align="center" draw:textarea-vertical-align="middle" fo:padding-top="0.175cm" fo:padding-bottom="0.175cm" fo:padding-left="0.3cm" fo:padding-right="0.3cm"/>
    </style:style>
    <style:style style:name="gr12" style:family="graphic" style:parent-style-name="objectwithoutfill">
      <style:graphic-properties svg:stroke-width="0.102cm" svg:stroke-color="#ff950e" draw:marker-end="Arrow" draw:marker-end-width="0.306cm" draw:fill="gradient" draw:fill-gradient-name="Tango_20_Orange" draw:textarea-vertical-align="middle" fo:padding-top="0.176cm" fo:padding-bottom="0.176cm" fo:padding-left="0.301cm" fo:padding-right="0.301cm"/>
    </style:style>
    <style:style style:name="gr13" style:family="graphic" style:parent-style-name="standard">
      <style:graphic-properties draw:stroke="none" svg:stroke-width="0cm" svg:stroke-color="#ff950e" draw:marker-end="Arrow" draw:marker-end-width="0.306cm" draw:fill="solid" draw:fill-color="#ff950e" draw:opacity="100%" draw:textarea-horizontal-align="center" draw:textarea-vertical-align="middle" fo:padding-top="0.176cm" fo:padding-bottom="0.176cm" fo:padding-left="0.301cm" fo:padding-right="0.301cm"/>
    </style:style>
    <style:style style:name="gr14" style:family="graphic" style:parent-style-name="standard">
      <style:graphic-properties draw:stroke="none" svg:stroke-width="0cm" svg:stroke-color="#aecf00" draw:marker-end="Arrow" draw:marker-end-width="0.306cm" draw:fill="solid" draw:fill-color="#aecf00" draw:opacity="100%" draw:textarea-horizontal-align="center" draw:textarea-vertical-align="middle" fo:padding-top="0.176cm" fo:padding-bottom="0.176cm" fo:padding-left="0.301cm" fo:padding-right="0.301cm"/>
    </style:style>
    <style:style style:name="gr15" style:family="graphic" style:parent-style-name="objectwithoutfill">
      <style:graphic-properties svg:stroke-width="0.102cm" svg:stroke-color="#aecf00" draw:marker-end="Arrow" draw:marker-end-width="0.306cm" draw:fill="gradient" draw:fill-gradient-name="Tango_20_Orange" draw:textarea-vertical-align="middle" fo:padding-top="0.176cm" fo:padding-bottom="0.176cm" fo:padding-left="0.301cm" fo:padding-right="0.301cm"/>
    </style:style>
    <style:style style:name="gr16" style:family="graphic" style:parent-style-name="objectwithoutfill">
      <style:graphic-properties svg:stroke-width="0.102cm" svg:stroke-color="#ff420e" draw:marker-end="Arrow" draw:marker-end-width="0.306cm" draw:fill="gradient" draw:fill-gradient-name="Tango_20_Orange" draw:textarea-vertical-align="middle" fo:padding-top="0.176cm" fo:padding-bottom="0.176cm" fo:padding-left="0.301cm" fo:padding-right="0.301cm"/>
    </style:style>
    <style:style style:name="gr17" style:family="graphic" style:parent-style-name="standard">
      <style:graphic-properties draw:stroke="none" svg:stroke-width="0cm" svg:stroke-color="#ff420e" draw:marker-end="Arrow" draw:marker-end-width="0.306cm" draw:fill="solid" draw:fill-color="#ff420e" draw:opacity="100%" draw:textarea-horizontal-align="center" draw:textarea-vertical-align="middle" fo:padding-top="0.176cm" fo:padding-bottom="0.176cm" fo:padding-left="0.301cm" fo:padding-right="0.301cm"/>
    </style:style>
    <style:style style:name="gr18" style:family="graphic" style:parent-style-name="standard">
      <style:graphic-properties draw:stroke="none" svg:stroke-width="0cm" svg:stroke-color="#cc66ff" draw:marker-end="Arrow" draw:marker-end-width="0.306cm" draw:fill="solid" draw:fill-color="#cc66ff" draw:opacity="100%" draw:textarea-horizontal-align="center" draw:textarea-vertical-align="middle" fo:padding-top="0.176cm" fo:padding-bottom="0.176cm" fo:padding-left="0.301cm" fo:padding-right="0.301cm"/>
    </style:style>
    <style:style style:name="gr19" style:family="graphic" style:parent-style-name="objectwithoutfill">
      <style:graphic-properties svg:stroke-width="0.102cm" svg:stroke-color="#cc66ff" draw:marker-end="Arrow" draw:marker-end-width="0.306cm" draw:fill="gradient" draw:fill-gradient-name="Tango_20_Orange" draw:textarea-vertical-align="middle" fo:padding-top="0.176cm" fo:padding-bottom="0.176cm" fo:padding-left="0.301cm" fo:padding-right="0.301cm"/>
    </style:style>
    <style:style style:name="gr20" style:family="graphic" style:parent-style-name="objectwithoutfill">
      <style:graphic-properties svg:stroke-width="0.102cm" svg:stroke-color="#c5000b" draw:marker-end="Arrow" draw:marker-end-width="0.306cm" draw:fill="gradient" draw:fill-gradient-name="Tango_20_Orange" draw:textarea-vertical-align="middle" fo:padding-top="0.176cm" fo:padding-bottom="0.176cm" fo:padding-left="0.301cm" fo:padding-right="0.301cm"/>
    </style:style>
    <style:style style:name="gr21" style:family="graphic" style:parent-style-name="objectwithoutfill">
      <style:graphic-properties svg:stroke-width="0.102cm" svg:stroke-color="#aecf00" draw:marker-end="Arrow" draw:marker-end-width="0.306cm" draw:fill="gradient" draw:fill-gradient-name="Tango_20_Orange" draw:textarea-vertical-align="middle" fo:padding-top="0.176cm" fo:padding-bottom="0.176cm" fo:padding-left="0.301cm" fo:padding-right="0.301cm"/>
    </style:style>
    <style:style style:name="gr22" style:family="graphic" style:parent-style-name="objectwithoutfill">
      <style:graphic-properties svg:stroke-width="0.102cm" svg:stroke-color="#ff9900" draw:marker-end="Arrow" draw:marker-end-width="0.306cm" draw:fill="gradient" draw:fill-gradient-name="Tango_20_Orange" draw:textarea-vertical-align="middle" fo:padding-top="0.176cm" fo:padding-bottom="0.176cm" fo:padding-left="0.301cm" fo:padding-right="0.301cm"/>
    </style:style>
    <style:style style:name="gr23" style:family="graphic" style:parent-style-name="objectwithoutfill">
      <style:graphic-properties svg:stroke-width="0.102cm" svg:stroke-color="#cc99ff" draw:marker-start-width="0.352cm" draw:marker-end="Arrow" draw:marker-end-width="0.452cm" draw:fill="none" draw:textarea-vertical-align="middle" fo:padding-top="0.175cm" fo:padding-bottom="0.175cm" fo:padding-left="0.3cm" fo:padding-right="0.3cm"/>
    </style:style>
    <style:style style:name="gr24" style:family="graphic" style:parent-style-name="standard">
      <style:graphic-properties svg:stroke-color="#000000" draw:fill="solid" draw:fill-color="#99ff99" draw:textarea-horizontal-align="justify" draw:textarea-vertical-align="middle" draw:auto-grow-height="false"/>
    </style:style>
    <style:style style:name="gr25" style:family="graphic" style:parent-style-name="standard">
      <style:graphic-properties svg:stroke-color="#000000" draw:fill="solid" draw:fill-color="#cccccc" draw:textarea-horizontal-align="justify" draw:textarea-vertical-align="middle" draw:auto-grow-height="false"/>
    </style:style>
    <style:style style:name="gr26" style:family="graphic" style:parent-style-name="standard">
      <style:graphic-properties draw:stroke="none" svg:stroke-width="0cm" svg:stroke-color="#ff8080" draw:marker-start-width="0.352cm" draw:marker-end="Arrow" draw:marker-end-width="0.452cm" draw:fill="solid" draw:fill-color="#ff8080" draw:opacity="100%" draw:textarea-horizontal-align="center" draw:textarea-vertical-align="middle" fo:padding-top="0.175cm" fo:padding-bottom="0.175cm" fo:padding-left="0.3cm" fo:padding-right="0.3cm"/>
    </style:style>
    <style:style style:name="gr27" style:family="graphic" style:parent-style-name="objectwithoutfill">
      <style:graphic-properties svg:stroke-width="0.102cm" svg:stroke-color="#ff8080" draw:marker-start-width="0.352cm" draw:marker-end="Arrow" draw:marker-end-width="0.452cm" draw:fill="none" draw:textarea-vertical-align="middle" fo:padding-top="0.175cm" fo:padding-bottom="0.175cm" fo:padding-left="0.3cm" fo:padding-right="0.3cm"/>
    </style:style>
    <style:style style:name="gr28" style:family="graphic" style:parent-style-name="objectwithoutfill">
      <style:graphic-properties svg:stroke-width="0.102cm" svg:stroke-color="#ff8080" draw:marker-end="Arrow" draw:marker-end-width="0.306cm" draw:fill="gradient" draw:fill-gradient-name="Tango_20_Orange" draw:textarea-vertical-align="middle" fo:padding-top="0.176cm" fo:padding-bottom="0.176cm" fo:padding-left="0.301cm" fo:padding-right="0.301cm"/>
    </style:style>
    <style:style style:name="P1" style:family="paragraph">
      <style:paragraph-properties fo:text-align="center"/>
    </style:style>
    <style:style style:name="P2" style:family="paragraph">
      <style:paragraph-properties fo:text-align="center"/>
      <style:text-properties fo:font-size="12pt"/>
    </style:style>
    <style:style style:name="P3" style:family="paragraph">
      <style:text-properties fo:font-size="28pt" style:text-underline-style="solid" style:text-underline-width="auto" style:text-underline-color="font-color" style:font-size-asian="28pt" style:font-size-complex="28pt"/>
    </style:style>
    <style:style style:name="P4" style:family="paragraph">
      <style:paragraph-properties fo:text-align="start"/>
    </style:style>
    <style:style style:name="P5" style:family="paragraph">
      <style:paragraph-properties fo:text-align="start"/>
      <style:text-properties fo:color="#33ff99" fo:font-size="12pt" fo:text-shadow="1pt 1pt" style:text-underline-style="none" style:font-size-asian="12pt" style:font-size-complex="12pt"/>
    </style:style>
    <style:style style:name="P6" style:family="paragraph">
      <style:paragraph-properties fo:text-align="start"/>
      <style:text-properties fo:font-size="12pt" style:font-size-asian="12pt" style:font-size-complex="12pt"/>
    </style:style>
    <style:style style:name="T1" style:family="text">
      <style:text-properties fo:font-size="12pt"/>
    </style:style>
    <style:style style:name="T2" style:family="text">
      <style:text-properties fo:font-size="28pt" style:text-underline-style="solid" style:text-underline-width="auto" style:text-underline-color="font-color" style:font-size-asian="28pt" style:font-size-complex="28pt"/>
    </style:style>
    <style:style style:name="T3" style:family="text">
      <style:text-properties fo:color="#33ff99" fo:font-size="12pt" fo:text-shadow="1pt 1pt" style:text-underline-style="none" style:font-size-asian="12pt" style:font-size-complex="12pt"/>
    </style:style>
    <style:style style:name="T4" style:family="text">
      <style:text-properties fo:color="#000000" fo:font-size="12pt" fo:text-shadow="none" style:text-underline-style="none" style:font-size-asian="12pt" style:font-size-complex="12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921cm" svg:height="2.413cm" svg:x="6.341cm" svg:y="5.191cm">
          <text:p text:style-name="P1"><text:span text:style-name="T1">Web</text:span></text:p>
          <text:p text:style-name="P1"><text:span text:style-name="T1">Server</text:span></text:p>
          <draw:enhanced-geometry svg:viewBox="0 0 21600 21600" draw:mirror-horizontal="false" draw:mirror-vertical="false" draw:extrusion="false" draw:glue-points="10800 0 0 10800 10800 21600 21600 10800" draw:type="flowchart-process" draw:enhanced-path="M 0 0 L 21600 0 21600 21600 0 21600 0 0 Z N"/>
        </draw:custom-shape>
        <draw:custom-shape draw:style-name="gr2" draw:text-style-name="P2" xml:id="id2" draw:id="id2" draw:layer="layout" svg:width="3.683cm" svg:height="2.921cm" svg:x="7.731cm" svg:y="10.017cm">
          <text:p text:style-name="P1"><text:span text:style-name="T1">Coordinator</text:span></text:p>
          <draw:enhanced-geometry svg:viewBox="0 0 21600 21600" draw:mirror-horizontal="false" draw:mirror-vertical="false" draw:type="rectangle" draw:enhanced-path="M 0 0 L 21600 0 21600 21600 0 21600 0 0 Z N"/>
        </draw:custom-shape>
        <draw:custom-shape draw:style-name="gr3" draw:text-style-name="P2" xml:id="id8" draw:id="id8" draw:layer="layout" svg:width="2.667cm" svg:height="3.556cm" svg:x="1.261cm" svg:y="7.731cm">
          <text:p text:style-name="P1"><text:span text:style-name="T1">Multiple</text:span></text:p>
          <text:p text:style-name="P1"><text:span text:style-name="T1">User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2" draw:layer="layout" svg:width="3.048cm" svg:height="1.651cm" svg:x="1.381cm" svg:y="13.319cm">
          <text:p text:style-name="P1"><text:span text:style-name="T1">Driver 2</text:span></text:p>
          <draw:enhanced-geometry svg:viewBox="0 0 21600 21600" draw:mirror-horizontal="false" draw:mirror-vertical="false" draw:type="rectangle" draw:enhanced-path="M 0 0 L 21600 0 21600 21600 0 21600 0 0 Z N"/>
        </draw:custom-shape>
        <draw:custom-shape draw:style-name="gr5" draw:text-style-name="P2" xml:id="id3" draw:id="id3" draw:layer="layout" svg:width="3.937cm" svg:height="2.667cm" svg:x="15.224cm" svg:y="9.001cm">
          <text:p text:style-name="P1"><text:span text:style-name="T1">Message</text:span></text:p>
          <text:p text:style-name="P1"><text:span text:style-name="T1">Cent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4.318cm" svg:height="3.175cm" svg:x="13.573cm" svg:y="13.446cm">
          <text:p text:style-name="P1"><text:span text:style-name="T1">Serial</text:span></text:p>
          <text:p text:style-name="P1"><text:span text:style-name="T1">Connection</text:span></text:p>
          <draw:enhanced-geometry svg:viewBox="0 0 21600 21600" draw:mirror-horizontal="false" draw:mirror-vertical="false" draw:type="rectangle" draw:enhanced-path="M 0 0 L 21600 0 21600 21600 0 21600 0 0 Z N"/>
        </draw:custom-shape>
        <draw:custom-shape draw:style-name="gr7" draw:text-style-name="P2" xml:id="id7" draw:id="id7" draw:layer="layout" svg:width="3.81cm" svg:height="2.54cm" svg:x="14.716cm" svg:y="18.78cm">
          <text:p text:style-name="P1"><text:span text:style-name="T1">Local</text:span></text:p>
          <text:p text:style-name="P1"><text:span text:style-name="T1">Arduino</text:span></text:p>
          <text:p text:style-name="P1"><text:span text:style-name="T1">Controller</text:span></text:p>
          <draw:enhanced-geometry svg:viewBox="0 0 21600 21600" draw:mirror-horizontal="false" draw:mirror-vertical="false" draw:type="rectangle" draw:enhanced-path="M 0 0 L 21600 0 21600 21600 0 21600 0 0 Z N"/>
        </draw:custom-shape>
        <draw:custom-shape draw:style-name="gr8" draw:text-style-name="P2" xml:id="id6" draw:id="id6" draw:layer="layout" svg:width="4.445cm" svg:height="3.556cm" svg:x="7.858cm" svg:y="16.494cm">
          <text:p text:style-name="P1"><text:span text:style-name="T1">Zigbee</text:span></text:p>
          <text:p text:style-name="P1"><text:span text:style-name="T1">Mesh</text:span></text:p>
          <text:p text:style-name="P1"><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2" xml:id="id5" draw:id="id5" draw:layer="layout" svg:width="3.048cm" svg:height="1.778cm" svg:x="1.762cm" svg:y="17.002cm">
          <text:p text:style-name="P1"><text:span text:style-name="T1">Remote</text:span></text:p>
          <text:p text:style-name="P1"><text:span text:style-name="T1">Module 2</text:span></text:p>
          <draw:enhanced-geometry svg:viewBox="0 0 21600 21600" draw:mirror-horizontal="false" draw:mirror-vertical="false" draw:type="rectangle" draw:enhanced-path="M 0 0 L 21600 0 21600 21600 0 21600 0 0 Z N"/>
        </draw:custom-shape>
        <draw:frame draw:style-name="gr10" draw:text-style-name="P3" draw:layer="layout" svg:width="8.575cm" svg:height="1.352cm" svg:x="1.127cm" svg:y="1.127cm">
          <draw:text-box>
            <text:p><text:span text:style-name="T2">Front End Support</text:span></text:p>
          </draw:text-box>
        </draw:frame>
        <draw:path draw:style-name="gr11" draw:text-style-name="P1" draw:layer="layout" svg:width="2.412cm" svg:height="3.174cm" svg:x="3.928cm" svg:y="6.715cm" svg:viewBox="0 0 2413 3175" svg:d="M0 3124v-50c110 0 209-9 299-25 89-17 169-40 240-71 71-30 134-67 189-109 56-43 105-91 148-144 88-108 151-235 199-374 50-143 84-298 111-459 55-327 83-674 155-981 37-157 85-303 154-431 35-66 75-126 122-181 40-47 84-89 133-127l-51-172 714 23-585 409-47-155c-31 27-60 56-86 87-42 50-79 105-110 164-65 120-110 259-145 407-71 304-99 649-154 974-28 166-63 327-114 475-53 151-122 289-217 405-48 59-102 113-165 161-62 47-132 88-211 122-78 33-165 59-262 77-95 17-201 26-317 26z">
          <text:p/>
        </draw:path>
        <draw:connector draw:style-name="gr12" draw:text-style-name="P1" draw:layer="layout" draw:type="curve" draw:line-skew="-0.121cm" svg:x1="7.802cm" svg:y1="7.604cm" svg:x2="9.572cm" svg:y2="10.017cm" draw:start-shape="id1" draw:start-glue-point="6" draw:end-shape="id2" svg:d="M7802 7604c0 1780 1770 574 1770 2413" svg:viewBox="0 0 1771 2414">
          <text:p/>
        </draw:connector>
        <draw:path draw:style-name="gr13" draw:text-style-name="P1" draw:layer="layout" svg:width="5.019cm" svg:height="2.158cm" svg:x="2.838cm" svg:y="11.16cm" svg:viewBox="0 0 5020 2159" svg:d="M5020 58v58c-824 0-1517 34-2100 101-291 34-554 75-791 126-237 50-449 108-638 175-187 66-352 141-497 223-143 83-267 173-372 271-104 98-191 203-262 317-64 102-116 211-157 326l98 21-234 483-67-547 101 22c45-132 103-256 176-372 76-122 169-235 280-340 111-103 241-198 391-285 149-85 319-162 513-230 192-68 408-128 649-179 240-51 506-93 800-127 585-67 1282-101 2110-101z">
          <text:p/>
        </draw:path>
        <draw:path draw:style-name="gr14" draw:text-style-name="P1" draw:layer="layout" svg:width="4.444cm" svg:height="1.256cm" svg:x="4.429cm" svg:y="12.938cm" svg:viewBox="0 0 4445 1257" svg:d="M0 1206v-51c740 0 1352-17 1860-51 254-17 482-38 687-64 205-25 387-55 549-89 161-33 303-71 429-114 124-41 232-87 326-138 167-88 291-189 390-304l-71-37 275-358-39 482-81-43c-109 134-248 252-438 353-98 52-210 100-339 144-128 43-272 81-437 116-164 34-348 64-555 90-206 25-435 47-691 64-510 34-1123 51-1865 51z">
          <text:p/>
        </draw:path>
        <draw:path draw:style-name="gr14" draw:text-style-name="P1" draw:layer="layout" svg:width="3.809cm" svg:height="1.396cm" svg:x="11.541cm" svg:y="9.89cm" svg:viewBox="0 0 3810 1397" svg:d="M0 1344v-54c112 0 209-4 296-12 85-7 158-19 223-33 62-15 116-32 162-52 45-19 83-41 115-65 66-48 111-104 151-165 44-66 83-136 133-208 52-75 116-150 211-223 46-35 100-70 164-104 63-33 135-65 219-94 82-30 177-57 284-83 107-24 228-47 364-67 136-19 287-36 455-49s354-23 560-29l1 53 2 53c-204 6-388 16-555 29-166 13-315 29-449 49-133 19-251 41-355 65s-195 51-274 79-147 58-206 89c-58 30-107 62-150 95-84 65-142 133-189 200-49 71-88 141-131 206-47 70-100 135-176 191-38 28-83 54-135 76-51 22-110 42-180 57-68 16-145 28-235 36-89 8-190 13-305 13zM3810 153l-457 166-4-319z">
          <text:p/>
        </draw:path>
        <draw:connector draw:style-name="gr15" draw:text-style-name="P1" draw:layer="layout" draw:type="curve" draw:line-skew="0.001cm" svg:x1="17.192cm" svg:y1="11.668cm" svg:x2="15.732cm" svg:y2="13.446cm" draw:start-shape="id3" draw:start-glue-point="2" draw:end-shape="id4" draw:end-glue-point="0" svg:d="M17192 11668c0 1486-1460 598-1460 1778" svg:viewBox="0 0 1461 1779">
          <text:p/>
        </draw:connector>
        <draw:path draw:style-name="gr14" draw:text-style-name="P1" draw:layer="layout" svg:width="1.016cm" svg:height="2.158cm" svg:x="16.113cm" svg:y="16.621cm" svg:viewBox="0 0 1017 2159" svg:d="M54 0h55c0 57 2 108 7 152 5 43 12 80 21 113 9 30 19 56 31 79 11 21 24 39 38 54 29 31 63 52 100 71 43 22 89 40 136 65 51 26 103 59 153 107 25 25 50 53 74 86 23 33 45 71 67 115 20 43 40 92 59 148 18 56 34 118 49 189 15 70 28 148 39 236 10 85 19 179 25 284l109-3-150 463-177-455 110-2c-7-101-15-193-25-276-11-84-24-160-38-227-14-68-29-127-47-179-16-52-34-97-53-136-19-38-39-71-59-100-20-28-40-51-61-72-42-40-85-67-127-89-47-24-93-43-135-64-49-25-93-53-131-95-20-21-37-45-53-75-15-28-28-60-39-99-10-36-18-78-24-127-5-48-8-101-8-163z">
          <text:p/>
        </draw:path>
        <draw:path draw:style-name="gr14" draw:text-style-name="P1" draw:layer="layout" svg:width="2.412cm" svg:height="1.904cm" svg:x="12.303cm" svg:y="18.526cm" svg:viewBox="0 0 2413 1905" svg:d="M2413 1854v51c-115 0-220-6-314-17-95-11-181-27-257-47-78-21-147-47-208-76-62-29-116-63-163-100-95-73-165-160-218-254-52-92-88-191-120-293-59-193-97-395-192-565-45-81-103-155-184-216-40-31-86-58-138-82-43-20-91-38-145-53l-12 98-462-204 500-96-13 101c67 17 126 39 179 63 61 28 113 59 159 95 93 70 160 154 211 247 98 176 140 385 201 584 29 95 63 188 111 273 47 83 108 160 191 224 42 33 90 62 144 88 56 27 118 50 188 69 72 19 152 34 241 44 90 10 190 16 301 16z">
          <text:p/>
        </draw:path>
        <draw:path draw:style-name="gr14" draw:text-style-name="P1" draw:layer="layout" svg:width="3.174cm" svg:height="0.634cm" svg:x="4.81cm" svg:y="17.383cm" svg:viewBox="0 0 3175 635" svg:d="M3175 579v56c-149 0-284-1-405-4-122-3-231-7-328-12s-183-11-260-18-144-15-202-24c-60-8-111-18-156-28-46-11-85-22-119-33-34-12-64-24-91-36s-50-25-72-38c-41-23-78-48-122-71-21-11-44-22-70-32-27-11-57-21-92-31-36-10-77-19-125-28-49-9-105-17-169-24-65-8-138-14-222-19-84-6-178-10-284-14l-1 113-457-175 461-161-2 133 1-21c108 3 203 7 288 13 85 5 160 12 226 19 67 8 125 16 175 26 51 9 95 19 134 30 39 10 72 22 102 33 30 12 56 25 79 37 46 24 83 49 125 73 20 12 41 23 65 34 23 11 50 22 81 32 32 11 68 21 110 30 42 10 91 19 148 28 58 8 123 16 198 23s160 13 256 18 204 8 325 11 254 4 403 4z">
          <text:p/>
        </draw:path>
        <draw:connector draw:style-name="gr16" draw:text-style-name="P1" draw:layer="layout" draw:type="curve" draw:line-skew="-0.278cm" svg:x1="4.81cm" svg:y1="17.891cm" svg:x2="7.858cm" svg:y2="18.272cm" draw:start-shape="id5" draw:start-glue-point="1" draw:end-shape="id6" svg:d="M4810 17891c2020 0 497 381 3048 381" svg:viewBox="0 0 3049 382">
          <text:p/>
        </draw:connector>
        <draw:connector draw:style-name="gr16" draw:text-style-name="P1" draw:layer="layout" draw:type="curve" draw:line-skew="-0.025cm" svg:x1="12.303cm" svg:y1="18.272cm" svg:x2="14.716cm" svg:y2="20.05cm" draw:start-shape="id6" draw:end-shape="id7" draw:end-glue-point="3" svg:d="M12303 18272c1924 0 718 1778 2413 1778" svg:viewBox="0 0 2414 1779">
          <text:p/>
        </draw:connector>
        <draw:connector draw:style-name="gr16" draw:text-style-name="P1" draw:layer="layout" draw:type="curve" draw:line-skew="-0.256cm" svg:x1="16.621cm" svg:y1="18.78cm" svg:x2="15.732cm" svg:y2="16.621cm" draw:start-shape="id7" draw:start-glue-point="0" draw:end-shape="id4" draw:end-glue-point="2" svg:d="M16621 18780c0-1851-889-772-889-2159" svg:viewBox="0 0 890 2160">
          <text:p/>
        </draw:connector>
        <draw:path draw:style-name="gr17" draw:text-style-name="P1" draw:layer="layout" svg:width="2.031cm" svg:height="1.777cm" svg:x="16.113cm" svg:y="11.668cm" svg:viewBox="0 0 2032 1778" svg:d="M53 1778h-53c0-53 7-99 20-140 13-43 33-80 58-112s55-59 90-82c33-22 71-41 113-57 152-58 358-79 573-117 103-18 208-41 310-74 99-33 195-77 283-138 86-61 164-139 228-241 62-98 111-218 143-365l-105-9 203-443 116 471-107-9c-35 165-90 298-158 407-72 115-160 203-257 271-96 67-202 116-311 152-107 35-217 59-325 78-207 37-406 55-554 112-33 13-64 28-91 46-25 17-47 36-65 59s-32 49-42 80c-10 32-15 69-15 111z">
          <text:p/>
        </draw:path>
        <draw:connector draw:style-name="gr16" draw:text-style-name="P1" draw:layer="layout" draw:type="curve" draw:line-skew="-0.255cm" svg:x1="15.224cm" svg:y1="10.334cm" svg:x2="11.414cm" svg:y2="11.477cm" draw:start-shape="id3" draw:end-shape="id2" draw:end-glue-point="1" svg:d="M15224 10334c-3088 0-1184 1143-3810 1143" svg:viewBox="0 0 3811 1144">
          <text:p/>
        </draw:connector>
        <draw:polyline draw:style-name="gr16" draw:text-style-name="P1" draw:layer="layout" svg:width="3.555cm" svg:height="0.888cm" svg:x="4.429cm" svg:y="12.938cm" svg:viewBox="0 0 3556 889" draw:points="3556,0 3553,55 3542,108 3525,159 3500,208 3469,256 3431,302 3386,346 3334,389 3209,469 3056,542 2876,608 2667,667 2167,764 1556,833 834,875 0,889">
          <text:p/>
        </draw:polyline>
        <draw:path draw:style-name="gr18" draw:text-style-name="P1" draw:layer="layout" svg:width="4.698cm" svg:height="1.99cm" svg:x="3.159cm" svg:y="11.328cm" svg:viewBox="0 0 4699 1991" svg:d="M48 1991h-48c0-160 23-308 69-447 46-138 115-266 207-384 91-116 204-222 341-319 134-95 292-181 471-257 356-151 801-265 1334-345 528-78 1143-123 1846-137l-1-102 432 149-430 157-1-102c-697 14-1308 58-1832 136-525 79-962 190-1312 339-173 73-325 156-454 247-128 91-235 190-321 300-84 108-148 225-190 352-42 128-63 265-63 413z">
          <text:p/>
        </draw:path>
        <draw:path draw:style-name="gr18" draw:text-style-name="P1" draw:layer="layout" svg:width="1.904cm" svg:height="2.412cm" svg:x="8.112cm" svg:y="7.604cm" svg:viewBox="0 0 1905 2413" svg:d="M1857 2413h-48c0-129-5-246-15-353-11-105-25-201-44-286-38-169-91-301-157-405-64-102-140-177-223-234-84-58-175-97-268-127-196-64-402-89-579-153-94-33-180-78-254-142-38-33-72-71-102-116-28-39-52-85-72-136l-95 17 68-478 216 426-91 17c15 35 32 66 52 95 25 37 54 69 85 96 65 57 141 95 224 125 176 63 381 88 576 151 102 33 201 77 293 140 93 64 178 148 250 263 71 112 130 255 170 437 20 90 36 189 46 300 11 110 16 230 16 363z">
          <text:p/>
        </draw:path>
        <draw:line draw:style-name="gr19" draw:text-style-name="P5" draw:layer="layout" svg:x1="11.16cm" svg:y1="2.397cm" svg:x2="19.161cm" svg:y2="2.397cm">
          <text:p text:style-name="P4"><text:span text:style-name="T3"/></text:p>
          <text:p text:style-name="P4"><text:span text:style-name="T4">4. Driver Responds With Data</text:span></text:p>
        </draw:line>
        <draw:line draw:style-name="gr20" draw:text-style-name="P6" draw:layer="layout" svg:x1="11.16cm" svg:y1="1.381cm" svg:x2="19.161cm" svg:y2="1.381cm">
          <text:p text:style-name="P4"><text:span text:style-name="T5"/></text:p>
          <text:p text:style-name="P4"><text:span text:style-name="T5">3. Module Responds</text:span></text:p>
        </draw:line>
        <draw:line draw:style-name="gr21" draw:text-style-name="P6" draw:layer="layout" svg:x1="1.381cm" svg:y1="4.048cm" svg:x2="9.89cm" svg:y2="4.048cm">
          <text:p text:style-name="P4"><text:span text:style-name="T5"/></text:p>
          <text:p text:style-name="P4"><text:span text:style-name="T5">2. Driver Queries Module</text:span></text:p>
        </draw:line>
        <draw:line draw:style-name="gr22" draw:text-style-name="P6" draw:layer="layout" svg:x1="1.381cm" svg:y1="3.032cm" svg:x2="9.89cm" svg:y2="3.032cm">
          <text:p text:style-name="P4"><text:span text:style-name="T5"/></text:p>
          <text:p text:style-name="P4"><text:span text:style-name="T5">1. User Request Sensor Reading</text:span></text:p>
        </draw:line>
        <draw:connector draw:style-name="gr23" draw:text-style-name="P1" draw:layer="layout" draw:type="curve" draw:line-skew="-0.223cm" svg:x1="6.341cm" svg:y1="6.398cm" svg:x2="3.928cm" svg:y2="9.509cm" draw:start-shape="id1" draw:start-glue-point="5" draw:end-shape="id8" draw:end-glue-point="7" svg:d="M6341 6398c-1992 0-786 3111-2413 3111" svg:viewBox="0 0 2414 3112">
          <text:p/>
        </draw:connector>
        <draw:custom-shape draw:style-name="gr24" draw:text-style-name="P2" xml:id="id9" draw:id="id9" draw:layer="layout" svg:width="3.175cm" svg:height="2.794cm" svg:x="11.922cm" svg:y="5.572cm">
          <text:p text:style-name="P1"><text:span text:style-name="T1">Database</text:span></text:p>
          <text:p text:style-name="P1"><text:span text:style-name="T1">Access</text:span></text:p>
          <draw:enhanced-geometry svg:viewBox="0 0 21600 21600" draw:type="rectangle" draw:enhanced-path="M 0 0 L 21600 0 21600 21600 0 21600 0 0 Z N"/>
        </draw:custom-shape>
        <draw:custom-shape draw:style-name="gr25" draw:text-style-name="P2" xml:id="id10" draw:id="id10" draw:layer="layout" svg:width="2.921cm" svg:height="3.048cm" svg:x="16.24cm" svg:y="5.445cm">
          <text:p text:style-name="P1"><text:span text:style-name="T1">SQLit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26" draw:text-style-name="P1" draw:layer="layout" svg:width="5.46cm" svg:height="1.65cm" svg:x="4.429cm" svg:y="12.938cm" svg:viewBox="0 0 5461 1651" svg:d="M0 1584v-67c455 0 865-5 1237-14 371-9 703-23 1002-42 298-18 562-42 799-70 235-27 442-60 627-97 183-37 344-79 487-125 142-46 266-96 378-151 187-92 340-197 483-315l-139-108 587-595-181 912-167-131c-160 136-330 257-543 361-116 57-244 109-391 157-146 47-310 89-497 127-186 38-396 71-634 99s-504 51-804 70c-299 19-633 33-1005 42s-783 14-1239 14z">
          <text:p/>
        </draw:path>
        <draw:path draw:style-name="gr26" draw:text-style-name="P1" draw:layer="layout" svg:width="1.65cm" svg:height="3.23cm" svg:x="10.271cm" svg:y="6.786cm" svg:viewBox="0 0 1651 3231" svg:d="M27 3231h-27c0-513 27-947 82-1313 27-184 61-352 102-503 42-152 90-288 145-410 55-121 117-228 186-321 68-94 144-173 226-241 160-132 345-218 556-268l-5-175 359 185-345 266-6-174c-204 49-383 132-538 259-79 65-151 142-217 231-65 89-124 190-176 305-53 116-98 245-138 390-39 146-72 307-98 484-53 358-80 783-80 1285z">
          <text:p/>
        </draw:path>
        <draw:connector draw:style-name="gr27" draw:text-style-name="P1" draw:layer="layout" draw:type="curve" svg:x1="15.097cm" svg:y1="6.969cm" svg:x2="16.24cm" svg:y2="6.969cm" draw:start-shape="id9" draw:start-glue-point="1" draw:end-shape="id10" draw:end-glue-point="6" svg:d="M15097 6969h1143" svg:viewBox="0 0 1144 1">
          <text:p/>
        </draw:connector>
        <draw:line draw:style-name="gr28" draw:text-style-name="P5" draw:layer="layout" svg:x1="11.16cm" svg:y1="3.54cm" svg:x2="19.161cm" svg:y2="3.54cm">
          <text:p text:style-name="P4"><text:span text:style-name="T3"/></text:p>
          <text:p text:style-name="P4"><text:span text:style-name="T4">5. Driver Stores Updated Data</text:span></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2" draw:display-name="Gradient 2" draw:style="radial" draw:cx="50%" draw:cy="50%" draw:start-color="#dddddd" draw:end-color="#b3b3b3" draw:start-intensity="100%" draw:end-intensity="100%" draw:border="0%"/>
    <draw:gradient draw:name="Gradient_20_3" draw:display-name="Gradient 3" draw:style="linear" draw:start-color="#729fcf" draw:end-color="#0084d1" draw:start-intensity="80%" draw:end-intensity="100%" draw:angle="2250" draw:border="0%"/>
    <draw:gradient draw:name="Tango_20_Orange" draw:display-name="Tango Orange" draw:style="linear" draw:start-color="#fcaf3e" draw:end-color="#ce5c00" draw:start-intensity="100%" draw:end-intensity="100%" draw:angle="300" draw:border="0%"/>
    <draw:gradient draw:name="Tango_20_Yellow" draw:display-name="Tango Yellow" draw:style="linear" draw:start-color="#fce94f" draw:end-color="#c4a0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2T13:48:22.663641000</meta:creation-date>
    <dc:date>2014-02-23T21:22:38.156288000</dc:date>
    <meta:editing-duration>PT1H2M43S</meta:editing-duration>
    <meta:editing-cycles>11</meta:editing-cycles>
    <meta:generator>LibreOffice/4.2.1.1$MacOSX_X86_64 LibreOffice_project/d7dbbd7842e6a58b0f521599204e827654e1fb8b</meta:generator>
    <meta:document-statistic meta:object-count="38"/>
  </office:meta>
</office:document-meta>
</file>